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84700" fo:border="0.06pt solid #000000"/>
      <style:text-properties style:text-position="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style:text-position=""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 style:text-position="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style:text-position=""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style:text-position=""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style:text-position=""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 style:text-position=""/>
    </style:style>
    <style:style style:name="ce19" style:family="table-cell" style:parent-style-name="Default">
      <style:table-cell-properties fo:background-color="#ffffff" fo:border="0.06pt solid #000000"/>
      <style:text-properties fo:color="#ffffff" style:text-position=""/>
    </style:style>
    <style:style style:name="ce2" style:family="table-cell" style:parent-style-name="Default">
      <style:table-cell-properties fo:background-color="#e6ff00" fo:border="0.06pt solid #000000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c3300" fo:border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b84700" fo:border="0.06pt solid #000000"/>
      <style:text-properties style:use-window-font-color="true" style:text-position=""/>
    </style:style>
    <style:style style:name="ce23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b84700" style:text-position=""/>
    </style:style>
    <style:style style:name="ce24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style:text-position=""/>
    </style:style>
    <style:style style:name="ce25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fo:color="#ffffff" style:text-position=""/>
    </style:style>
    <style:style style:name="ce26" style:family="table-cell" style:parent-style-name="Default">
      <style:table-cell-properties fo:background-color="#cc3300" fo:border="0.06pt solid #000000"/>
      <style:text-properties fo:color="#ffffff" style:text-position=""/>
    </style:style>
    <style:style style:name="ce27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cc3300" fo:border="0.06pt solid #000000"/>
      <style:text-properties style:use-window-font-color="true" style:text-position=""/>
    </style:style>
    <style:style style:name="ce29" style:family="table-cell" style:parent-style-name="Default">
      <style:text-properties style:use-window-font-color="true"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ffffff"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6pt" style:font-size-asian="6pt" style:font-size-complex="6pt"/>
    </style:style>
    <style:style style:name="ce7" style:family="table-cell" style:parent-style-name="Default">
      <style:table-cell-properties fo:background-color="#b84700" fo:border="0.06pt solid #000000"/>
      <style:text-properties fo:color="#ffffff" style:text-position=""/>
    </style:style>
    <style:style style:name="ce8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style:text-position="" fo:font-size="6pt" style:font-size-asian="6pt" style:font-size-complex="6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7/04/14 AL 13/04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/>
          <table:table-cell table:style-name="ce18"/>
          <table:table-cell table:style-name="ce19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3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9"/>
          <table:table-cell table:number-columns-repeated="993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21"/>
          <table:table-cell table:style-name="ce22"/>
          <table:table-cell table:style-name="ce21"/>
          <table:table-cell table:style-name="ce22"/>
          <table:table-cell table:style-name="ce24"/>
          <table:table-cell table:style-name="ce20"/>
          <table:table-cell table:style-name="ce24"/>
          <table:table-cell table:style-name="ce20"/>
          <table:table-cell table:style-name="ce25"/>
          <table:table-cell table:style-name="ce26"/>
          <table:table-cell table:style-name="ce27"/>
          <table:table-cell table:style-name="ce28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4-06T14:30:47</dc:date>
    <meta:editing-duration>P1DT21H54M1S</meta:editing-duration>
    <meta:editing-cycles>135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52" meta:object-count="0"/>
  </office:meta>
</office:document-meta>
</file>